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ll_F</text:p>
          </table:table-cell>
          <table:table-cell office:value-type="string" calcext:value-type="string">
            <text:p>ALL_P</text:p>
          </table:table-cell>
          <table:table-cell office:value-type="string" calcext:value-type="string">
            <text:p>ALL_R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All_F</text:p>
          </table:table-cell>
          <table:table-cell office:value-type="string" calcext:value-type="string">
            <text:p>ALL_P</text:p>
          </table:table-cell>
          <table:table-cell office:value-type="string" calcext:value-type="string">
            <text:p>ALL_R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All_F</text:p>
          </table:table-cell>
          <table:table-cell office:value-type="string" calcext:value-type="string">
            <text:p>ALL_P</text:p>
          </table:table-cell>
          <table:table-cell office:value-type="string" calcext:value-type="string">
            <text:p>ALL_R</text:p>
          </table:table-cell>
        </table:table-row>
        <table:table-row table:style-name="ro1">
          <table:table-cell office:value-type="string" calcext:value-type="string">
            <text:p>$\mstd$</text:p>
          </table:table-cell>
          <table:table-cell office:value-type="float" office:value="77.41" calcext:value-type="float">
            <text:p>77.41</text:p>
          </table:table-cell>
          <table:table-cell office:value-type="float" office:value="77.39" calcext:value-type="float">
            <text:p>77.39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string" calcext:value-type="string">
            <text:p>$\mstd$</text:p>
          </table:table-cell>
          <table:table-cell office:value-type="float" office:value="77.5" calcext:value-type="float">
            <text:p>77.5</text:p>
          </table:table-cell>
          <table:table-cell office:value-type="float" office:value="77.83" calcext:value-type="float">
            <text:p>77.83</text:p>
          </table:table-cell>
          <table:table-cell office:value-type="float" office:value="77.18" calcext:value-type="float">
            <text:p>77.18</text:p>
          </table:table-cell>
          <table:table-cell/>
          <table:table-cell office:value-type="string" calcext:value-type="string">
            <text:p>$\mstd$</text:p>
          </table:table-cell>
          <table:table-cell office:value-type="float" office:value="59.66" calcext:value-type="float">
            <text:p>59.66</text:p>
          </table:table-cell>
          <table:table-cell office:value-type="float" office:value="60.37" calcext:value-type="float">
            <text:p>60.37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string" calcext:value-type="string">
            <text:p>$\mlex$</text:p>
          </table:table-cell>
          <table:table-cell office:value-type="float" office:value="69.4" calcext:value-type="float">
            <text:p>69.4</text:p>
          </table:table-cell>
          <table:table-cell office:value-type="float" office:value="80.73" calcext:value-type="float">
            <text:p>80.73</text:p>
          </table:table-cell>
          <table:table-cell office:value-type="float" office:value="60.86" calcext:value-type="float">
            <text:p>60.86</text:p>
          </table:table-cell>
          <table:table-cell/>
          <table:table-cell office:value-type="string" calcext:value-type="string">
            <text:p>$\mlex$</text:p>
          </table:table-cell>
          <table:table-cell office:value-type="float" office:value="69.17" calcext:value-type="float">
            <text:p>69.17</text:p>
          </table:table-cell>
          <table:table-cell office:value-type="float" office:value="79.07" calcext:value-type="float">
            <text:p>79.07</text:p>
          </table:table-cell>
          <table:table-cell office:value-type="float" office:value="61.47" calcext:value-type="float">
            <text:p>61.47</text:p>
          </table:table-cell>
          <table:table-cell/>
          <table:table-cell office:value-type="string" calcext:value-type="string">
            <text:p>$\mlex$</text:p>
          </table:table-cell>
          <table:table-cell office:value-type="float" office:value="52.34" calcext:value-type="float">
            <text:p>52.34</text:p>
          </table:table-cell>
          <table:table-cell office:value-type="float" office:value="68.42" calcext:value-type="float">
            <text:p>68.42</text:p>
          </table:table-cell>
          <table:table-cell office:value-type="float" office:value="42.38" calcext:value-type="float">
            <text:p>42.38</text:p>
          </table:table-cell>
        </table:table-row>
        <table:table-row table:style-name="ro1">
          <table:table-cell office:value-type="string" calcext:value-type="string">
            <text:p>$\msyn$</text:p>
          </table:table-cell>
          <table:table-cell office:value-type="float" office:value="32.95" calcext:value-type="float">
            <text:p>32.95</text:p>
          </table:table-cell>
          <table:table-cell office:value-type="float" office:value="53.79" calcext:value-type="float">
            <text:p>53.79</text:p>
          </table:table-cell>
          <table:table-cell office:value-type="float" office:value="23.75" calcext:value-type="float">
            <text:p>23.75</text:p>
          </table:table-cell>
          <table:table-cell/>
          <table:table-cell office:value-type="string" calcext:value-type="string">
            <text:p>$\msyn$</text:p>
          </table:table-cell>
          <table:table-cell office:value-type="float" office:value="28.47" calcext:value-type="float">
            <text:p>28.47</text:p>
          </table:table-cell>
          <table:table-cell office:value-type="float" office:value="38.36" calcext:value-type="float">
            <text:p>38.36</text:p>
          </table:table-cell>
          <table:table-cell office:value-type="float" office:value="22.45" calcext:value-type="float">
            <text:p>22.45</text:p>
          </table:table-cell>
          <table:table-cell/>
          <table:table-cell office:value-type="string" calcext:value-type="string">
            <text:p>$\msyn$</text:p>
          </table:table-cell>
          <table:table-cell office:value-type="float" office:value="25.49" calcext:value-type="float">
            <text:p>25.49</text:p>
          </table:table-cell>
          <table:table-cell office:value-type="float" office:value="36.55" calcext:value-type="float">
            <text:p>36.55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string" calcext:value-type="string">
            <text:p>$E(\mstd,\mlex,\msyn$</text:p>
          </table:table-cell>
          <table:table-cell office:value-type="float" office:value="78.9" calcext:value-type="float">
            <text:p>78.9</text:p>
          </table:table-cell>
          <table:table-cell office:value-type="float" office:value="78.82" calcext:value-type="float">
            <text:p>78.82</text:p>
          </table:table-cell>
          <table:table-cell office:value-type="float" office:value="78.99" calcext:value-type="float">
            <text:p>78.99</text:p>
          </table:table-cell>
          <table:table-cell/>
          <table:table-cell office:value-type="string" calcext:value-type="string">
            <text:p>$E(\mstd,\mlex,\msyn$</text:p>
          </table:table-cell>
          <table:table-cell office:value-type="float" office:value="80.04" calcext:value-type="float">
            <text:p>80.04</text:p>
          </table:table-cell>
          <table:table-cell office:value-type="float" office:value="80.26" calcext:value-type="float">
            <text:p>80.26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string" calcext:value-type="string">
            <text:p>$E(\mstd,\mlex,\msyn$</text:p>
          </table:table-cell>
          <table:table-cell office:value-type="float" office:value="63.2" calcext:value-type="float">
            <text:p>63.2</text:p>
          </table:table-cell>
          <table:table-cell office:value-type="float" office:value="63.88" calcext:value-type="float">
            <text:p>63.88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1">
          <table:table-cell office:value-type="string" calcext:value-type="string">
            <text:p>$E(M_L , E(E(M_T , L(M^T , X_F (S^T , M^T ))) , L(M^L , X_F (S^S , M^L))))$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5" calcext:value-type="float">
            <text:p>80.45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string" calcext:value-type="string">
            <text:p>$E(M_L , E(E(M_T , L(M^T , X_F (S^T , M^T ))) , L(M^L , X_F (S^S , M^L))))$</text:p>
          </table:table-cell>
          <table:table-cell office:value-type="float" office:value="81.79" calcext:value-type="float">
            <text:p>81.79</text:p>
          </table:table-cell>
          <table:table-cell office:value-type="float" office:value="82.28" calcext:value-type="float">
            <text:p>82.28</text:p>
          </table:table-cell>
          <table:table-cell office:value-type="float" office:value="81.32" calcext:value-type="float">
            <text:p>81.32</text:p>
          </table:table-cell>
          <table:table-cell/>
          <table:table-cell office:value-type="string" calcext:value-type="string">
            <text:p>$E(M_L , E(E(M_T , L(M^T , X_F (S^T , M^T ))) , L(M^L , X_F (S^S , M^L))))$</text:p>
          </table:table-cell>
          <table:table-cell office:value-type="float" office:value="67.05" calcext:value-type="float">
            <text:p>67.05</text:p>
          </table:table-cell>
          <table:table-cell office:value-type="float" office:value="69.63" calcext:value-type="float">
            <text:p>69.63</text:p>
          </table:table-cell>
          <table:table-cell office:value-type="float" office:value="64.64" calcext:value-type="float">
            <text:p>64.6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ONLL</text:p>
          </table:table-cell>
          <table:table-cell table:number-columns-repeated="4"/>
          <table:table-cell office:value-type="string" calcext:value-type="string">
            <text:p>WNER</text:p>
          </table:table-cell>
          <table:table-cell table:number-columns-repeated="4"/>
          <table:table-cell office:value-type="string" calcext:value-type="string">
            <text:p>WGL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9:18:12.534285658</meta:creation-date>
    <dc:date>2018-02-07T11:06:27.450116871</dc:date>
    <meta:editing-duration>PT49M39S</meta:editing-duration>
    <meta:editing-cycles>1</meta:editing-cycles>
    <meta:document-statistic meta:table-count="1" meta:cell-count="75" meta:object-count="0"/>
    <meta:generator>LibreOffice/5.1.6.2$Linux_X86_64 LibreOffice_project/10m0$Build-2</meta:generator>
  </office:meta>
</office:document-meta>
</file>